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.126389" calcext:value-type="float">
            <text:p>92.126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231667" calcext:value-type="float">
            <text:p>92.231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231667" calcext:value-type="float">
            <text:p>92.231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.231667" calcext:value-type="float">
            <text:p>92.231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.231667" calcext:value-type="float">
            <text:p>92.231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231667" calcext:value-type="float">
            <text:p>92.231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808723" calcext:value-type="float">
            <text:p>92.808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808723" calcext:value-type="float">
            <text:p>92.8087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.922394" calcext:value-type="float">
            <text:p>92.922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.174263" calcext:value-type="float">
            <text:p>93.1742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.174263" calcext:value-type="float">
            <text:p>93.1742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.174263" calcext:value-type="float">
            <text:p>93.1742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.174263" calcext:value-type="float">
            <text:p>93.1742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3.22673" calcext:value-type="float">
            <text:p>93.22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576065" calcext:value-type="float">
            <text:p>93.5760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3.892906" calcext:value-type="float">
            <text:p>93.8929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915497" calcext:value-type="float">
            <text:p>93.915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.919975" calcext:value-type="float">
            <text:p>93.9199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4.081879" calcext:value-type="float">
            <text:p>94.0818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.244484" calcext:value-type="float">
            <text:p>94.2444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.244484" calcext:value-type="float">
            <text:p>94.2444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4.244484" calcext:value-type="float">
            <text:p>94.2444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4.244484" calcext:value-type="float">
            <text:p>94.2444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.271843" calcext:value-type="float">
            <text:p>94.2718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.278984" calcext:value-type="float">
            <text:p>94.2789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4.617836" calcext:value-type="float">
            <text:p>94.6178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.808464" calcext:value-type="float">
            <text:p>94.8084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4.808464" calcext:value-type="float">
            <text:p>94.8084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.808464" calcext:value-type="float">
            <text:p>94.8084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4.820259" calcext:value-type="float">
            <text:p>94.8202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.993057" calcext:value-type="float">
            <text:p>94.99305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4.993057" calcext:value-type="float">
            <text:p>94.993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.093819" calcext:value-type="float">
            <text:p>95.0938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5.101997" calcext:value-type="float">
            <text:p>95.1019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5.350273" calcext:value-type="float">
            <text:p>95.350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.350273" calcext:value-type="float">
            <text:p>95.350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.393089" calcext:value-type="float">
            <text:p>95.393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.442444" calcext:value-type="float">
            <text:p>95.442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.584763" calcext:value-type="float">
            <text:p>95.58476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5.615677" calcext:value-type="float">
            <text:p>95.6156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5.640579" calcext:value-type="float">
            <text:p>95.6405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5.644081" calcext:value-type="float">
            <text:p>95.6440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.747955" calcext:value-type="float">
            <text:p>95.7479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5.830841" calcext:value-type="float">
            <text:p>95.830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.830841" calcext:value-type="float">
            <text:p>95.83084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5.840874" calcext:value-type="float">
            <text:p>95.840874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 </meta:initial-creator>
    <meta:creation-date>2014-03-28T00:15:16.611834628</meta:creation-date>
    <dc:date>2014-03-28T00:15:48.915815038</dc:date>
    <dc:creator>ad </dc:creator>
    <meta:editing-duration>P0D</meta:editing-duration>
    <meta:editing-cycles>1</meta:editing-cycles>
    <meta:document-statistic meta:table-count="1" meta:cell-count="110" meta:object-count="0"/>
    <meta:generator>LibreOffice/4.1.3.2$Linux_X86_64 LibreOffice_project/410m0$Build-2</meta:generator>
  </office:meta>
</office:document-meta>
</file>